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5112" officeooo:paragraph-rsid="00135112"/>
    </style:style>
    <style:style style:name="P2" style:family="paragraph" style:parent-style-name="Table_20_Contents">
      <style:text-properties officeooo:rsid="00135112" officeooo:paragraph-rsid="00153f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411428218400">
          <table:table-cell table:style-name="Table1.A1" office:value-type="string">
            <text:p text:style-name="P1">Errors:</text:p>
            <text:p text:style-name="P1"/>
            <text:p text:style-name="P1">Wed Oct 20 20:03:54 2021 ERROR: Linux route add command failed: external program exited with error status: 2</text:p>
            <text:p text:style-name="P1"/>
            <text:p text:style-name="P1">Wed Oct 20 20:03:54 2021 Initialization Sequence Completed</text:p>
            <text:p text:style-name="P1"/>
            <text:p text:style-name="P1">Wed Oct 20 20:04:39 2021 AEAD Decrypt error: bad packet ID (may be a replay): [ #21 ] -- see the man page entry for --no-replay and --replay-window for more info or silence this warning with --mute-replay-warnings</text:p>
            <text:p text:style-name="P1"/>
            <text:p text:style-name="P1">Wed Oct 20 20:05:04 2021 AEAD Decrypt error: bad packet ID (may be a replay): [ #37 ] -- see the man page entry for --no-replay and --replay-window for more info or silence this warning with --mute-replay-warnings</text:p>
            <text:p text:style-name="P2"/>
            <text:p text:style-name="P2">Wed Oct 20 20:07:03 2021 AEAD Decrypt error: bad packet ID (may be a replay): [ #100 ] -- see </text:p>
            <text:p text:style-name="P2">the man page entry for --no-replay and --replay-window for more info or silence this warning with –mute-replay-warnings</text:p>
            <text:p text:style-name="P1"/>
            <text:p text:style-name="P1"/>
          </table:table-cell>
        </table:table-row>
        <table:table-row table:style-name="TableLine94411428218400">
          <table:table-cell table:style-name="Table1.A2" office:value-type="string">
            <text:p text:style-name="Table_20_Contents"/>
            <text:p text:style-name="Table_20_Contents"/>
          </table:table-cell>
        </table:table-row>
        <table:table-row table:style-name="TableLine94411428218400">
          <table:table-cell table:style-name="Table1.A2" office:value-type="string"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20:24:37.071590520</meta:creation-date>
    <meta:generator>LibreOffice/6.4.7.2$Linux_X86_64 LibreOffice_project/40$Build-2</meta:generator>
    <dc:date>2021-10-20T20:25:58.694205643</dc:date>
    <meta:editing-duration>PT1M22S</meta:editing-duration>
    <meta:editing-cycles>2</meta:editing-cycles>
    <meta:document-statistic meta:table-count="1" meta:image-count="0" meta:object-count="0" meta:page-count="1" meta:paragraph-count="7" meta:word-count="146" meta:character-count="812" meta:non-whitespace-character-count="680"/>
  </office:meta>
</office:document-meta>
</file>